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S NO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LO1</text:p>
          </table:table-cell>
          <table:table-cell office:value-type="string" calcext:value-type="string">
            <text:p>LO2</text:p>
          </table:table-cell>
          <table:table-cell office:value-type="string" calcext:value-type="string">
            <text:p>LO3</text:p>
          </table:table-cell>
          <table:table-cell office:value-type="string" calcext:value-type="string">
            <text:p>LO4</text:p>
          </table:table-cell>
          <table:table-cell office:value-type="string" calcext:value-type="string">
            <text:p>LO5</text:p>
          </table:table-cell>
          <table:table-cell office:value-type="string" calcext:value-type="string">
            <text:p>LO6</text:p>
          </table:table-cell>
        </table:table-row>
        <table:table-row table:style-name="ro2">
          <table:table-cell office:value-type="float" office:value="99003716" calcext:value-type="float">
            <text:p>99003716</text:p>
          </table:table-cell>
          <table:table-cell table:style-name="ce1" office:value-type="string" calcext:value-type="string">
            <text:p><text:a xlink:href="mailto:mithun@gmail.com" xlink:type="simple">mithun@gmail.com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9003650" calcext:value-type="float">
            <text:p>99003650</text:p>
          </table:table-cell>
          <table:table-cell table:style-name="ce1" office:value-type="string" calcext:value-type="string">
            <text:p><text:a xlink:href="mailto:unnatiagrawal9@gmail.com" xlink:type="simple">unnatiagrawal9@gmail.com</text:a>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9003848" calcext:value-type="float">
            <text:p>99003848</text:p>
          </table:table-cell>
          <table:table-cell table:style-name="ce1" office:value-type="string" calcext:value-type="string">
            <text:p><text:a xlink:href="mailto:eoire@gmail.com" xlink:type="simple">eoire@gmail.com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9003093" calcext:value-type="float">
            <text:p>99003093</text:p>
          </table:table-cell>
          <table:table-cell table:style-name="ce1" office:value-type="string" calcext:value-type="string">
            <text:p><text:a xlink:href="mailto:hfdio73@gmal.com" xlink:type="simple">hfdio73@gmal.com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03708" calcext:value-type="float">
            <text:p>99003708</text:p>
          </table:table-cell>
          <table:table-cell office:value-type="string" calcext:value-type="string">
            <text:p><text:a xlink:href="mailto:pandoranayak@gmail.com" xlink:type="simple">pandoranayak@gmail.com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03655" calcext:value-type="float">
            <text:p>99003655</text:p>
          </table:table-cell>
          <table:table-cell office:value-type="string" calcext:value-type="string">
            <text:p><text:a xlink:href="mailto:pareekashish0896@gmail.com" xlink:type="simple">pareekashish0896@gmail.com</text:a>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03651" calcext:value-type="float">
            <text:p>99003651</text:p>
          </table:table-cell>
          <table:table-cell office:value-type="string" calcext:value-type="string">
            <text:p>pradhandeepak696gmail.co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03706" calcext:value-type="float">
            <text:p>99003706</text:p>
          </table:table-cell>
          <table:table-cell office:value-type="string" calcext:value-type="string">
            <text:p><text:a xlink:href="mailto:bhardwajlalit60@gmail.com" xlink:type="simple">bhardwajlalit60@gmail.com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03648" calcext:value-type="float">
            <text:p>99003648</text:p>
          </table:table-cell>
          <table:table-cell office:value-type="string" calcext:value-type="string">
            <text:p><text:a xlink:href="mailto:okankit1312@gmail.com" xlink:type="simple">okankit1312@gmail.com</text:a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03711" calcext:value-type="float">
            <text:p>99003711</text:p>
          </table:table-cell>
          <table:table-cell office:value-type="string" calcext:value-type="string">
            <text:p><text:a xlink:href="mailto:nandram433@gm" xlink:type="simple">nandram433@gm</text:a>ail.c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003713" calcext:value-type="float">
            <text:p>99003713</text:p>
          </table:table-cell>
          <table:table-cell office:value-type="string" calcext:value-type="string">
            <text:p><text:a xlink:href="mailto:harodharod2018@gmail.com" xlink:type="simple">harodharod2018@gmail.com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03608" calcext:value-type="float">
            <text:p>99003608</text:p>
          </table:table-cell>
          <table:table-cell office:value-type="string" calcext:value-type="string">
            <text:p><text:a xlink:href="mailto:aakarshmehta98@gmail.com" xlink:type="simple">aakarshmehta98@gmail.com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03709" calcext:value-type="float">
            <text:p>99003709</text:p>
          </table:table-cell>
          <table:table-cell office:value-type="string" calcext:value-type="string">
            <text:p><text:a xlink:href="mailto:digendrasahu1899@gmail.com" xlink:type="simple">digendrasahu1899@gmail.com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003585" calcext:value-type="float">
            <text:p>99003585</text:p>
          </table:table-cell>
          <table:table-cell office:value-type="string" calcext:value-type="string">
            <text:p><text:a xlink:href="mailto:theresmary98@gmail.com" xlink:type="simple">theresmary98@gmail.com</text:a>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2:45:09.301083207</meta:creation-date>
    <dc:date>2021-02-27T12:46:30.339813015</dc:date>
    <meta:editing-duration>PT1M21S</meta:editing-duration>
    <meta:editing-cycles>1</meta:editing-cycles>
    <meta:document-statistic meta:table-count="1" meta:cell-count="120" meta:object-count="0"/>
    <meta:generator>LibreOffice/6.4.4.2$Linux_X86_64 LibreOffice_project/40$Build-2</meta:generator>
  </office:meta>
</office:document-meta>
</file>